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2b63b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4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weight="bold" officeooo:rsid="003d5eee" style:font-weight-asian="bold" style:font-weight-complex="bold"/>
    </style:style>
    <style:style style:name="T56" style:family="text">
      <style:text-properties fo:color="#333333" loext:opacity="100%" style:font-name="Hack" fo:font-weight="bold" officeooo:rsid="003b2ff1" style:font-weight-asian="bold" style:font-weight-complex="bold"/>
    </style:style>
    <style:style style:name="T57" style:family="text">
      <style:text-properties style:font-name="Hack" fo:font-size="7pt" style:font-size-asian="7pt" style:font-size-complex="7pt"/>
    </style:style>
    <style:style style:name="T58" style:family="text">
      <style:text-properties style:font-name="Hack" fo:font-size="7pt" officeooo:rsid="0031a901" style:font-size-asian="7pt" style:font-size-complex="7pt"/>
    </style:style>
    <style:style style:name="T59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0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1" style:family="text">
      <style:text-properties style:font-name="Hack" officeooo:rsid="0051f933"/>
    </style:style>
    <style:style style:name="T62" style:family="text">
      <style:text-properties style:font-name="Hack" officeooo:rsid="0028a8a5"/>
    </style:style>
    <style:style style:name="T63" style:family="text">
      <style:text-properties style:font-name="Hack" officeooo:rsid="003d5eee"/>
    </style:style>
    <style:style style:name="T64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5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66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67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68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69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0" style:family="text">
      <style:text-properties fo:font-size="11pt" style:font-size-asian="11pt" style:font-size-complex="11pt"/>
    </style:style>
    <style:style style:name="T71" style:family="text">
      <style:text-properties officeooo:rsid="001d0284"/>
    </style:style>
    <style:style style:name="T72" style:family="text">
      <style:text-properties officeooo:rsid="002a0500"/>
    </style:style>
    <style:style style:name="T73" style:family="text">
      <style:text-properties officeooo:rsid="003b2ff1"/>
    </style:style>
    <style:style style:name="T74" style:family="text">
      <style:text-properties officeooo:rsid="003c668d"/>
    </style:style>
    <style:style style:name="T75" style:family="text">
      <style:text-properties officeooo:rsid="0043873e"/>
    </style:style>
    <style:style style:name="T76" style:family="text">
      <style:text-properties officeooo:rsid="0081ed90"/>
    </style:style>
    <style:style style:name="T77" style:family="text">
      <style:text-properties officeooo:rsid="00842c7d"/>
    </style:style>
    <style:style style:name="T78" style:family="text">
      <style:text-properties officeooo:rsid="0086ee03"/>
    </style:style>
    <style:style style:name="T79" style:family="text">
      <style:text-properties officeooo:rsid="0072b63b"/>
    </style:style>
    <style:style style:name="T80" style:family="text">
      <style:text-properties officeooo:rsid="0059408a"/>
    </style:style>
    <style:style style:name="T81" style:family="text">
      <style:text-properties officeooo:rsid="0087f9fe"/>
    </style:style>
    <style:style style:name="T82" style:family="text">
      <style:text-properties officeooo:rsid="008dad1f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2">Senior</text:span><text:span text:style-name="T74"> </text:span><text:span text:style-name="T82">Software Engineer</text:span></text:p>
          </table:table-cell>
          <table:table-cell table:style-name="Table2.A1" office:value-type="string">
            <text:p text:style-name="P14"><text:span text:style-name="T64">11/</text:span><text:span text:style-name="T65">201</text:span><text:span text:style-name="T66">8</text:span><text:span text:style-name="T65"> – </text:span><text:span text:style-name="T66">Present</text:span></text:p>
            <text:p text:style-name="P19">N<text:span text:style-name="T73">ew York</text:span>, N<text:span text:style-name="T73">Y</text:span></text:p>
          </table:table-cell>
        </table:table-row>
        <table:table-row>
          <table:table-cell table:style-name="Table2.A2" table:number-columns-spanned="2" office:value-type="string">
            <text:list xml:id="list3719769822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40">git, </text:span><text:span text:style-name="T38">and occasionally Python or 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39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0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1"><text:span text:style-name="T82">Built</text:span> a bump-allocation based memory allocation strategy to improve garbage-collection times.</text:p>
              </text:list-item>
              <text:list-item>
                <text:p text:style-name="P42"><text:span text:style-name="T81">Frequently c</text:span><text:span text:style-name="T78">ooperate</text:span><text:span text:style-name="T77"> with </text:span><text:span text:style-name="T81">SRE’s </text:span><text:span text:style-name="T78">and technical account managers </text:span><text:span text:style-name="T77">to s</text:span><text:span text:style-name="T79">o</text:span><text:span text:style-name="T80">lve </text:span><text:span text:style-name="T78">both</text:span><text:span text:style-name="T80"> </text:span><text:span text:style-name="T78">infrastructure and client</text:span><text:span text:style-name="T80"> </text:span><text:span text:style-name="T78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5">Infragistics</text:span><text:span text:style-name="T56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1">5/</text:span><text:span text:style-name="T62">201</text:span><text:span text:style-name="T63">6</text:span><text:span text:style-name="T62"> – </text:span><text:span text:style-name="T61">11/</text:span><text:span text:style-name="T63">2018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25726100210501" text:continue-numbering="true" text:style-name="L1">
              <text:list-item>
                <text:p text:style-name="P44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75">Associate </text:span>Software Developer - <text:span text:style-name="T75">Intern</text:span></text:p>
          </table:table-cell>
          <table:table-cell table:style-name="Table6.A1" office:value-type="string">
            <text:p text:style-name="P15"><text:span text:style-name="T69">Summer </text:span><text:span text:style-name="T67">2013</text:span><text:span text:style-name="T68">, </text:span><text:span text:style-name="T69">Summer 2014</text:span><text:span text:style-name="T68">, </text:span><text:span text:style-name="T67">4/</text:span><text:span text:style-name="T68">2015 – </text:span><text:span text:style-name="T67">5/</text:span><text:span text:style-name="T68">2016</text:span></text:p>
            <text:p text:style-name="P20"><text:span text:style-name="T75">Cranbury</text:span>, N<text:span text:style-name="T75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25727695292847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5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125725972404467" text:continue-numbering="true" text:style-name="L1">
              <text:list-item>
                <text:p text:style-name="P43"><text:span text:style-name="T59">Managed </text:span><text:span text:style-name="T60">the 70+ member chapter’s $300,000</text:span><text:span text:style-name="T59"> annual rent collection </text:span><text:span text:style-name="T60">and </text:span><text:span text:style-name="T59">$50,000 operating budget.</text:span></text:p>
              </text:list-item>
            </text:list>
          </table:table-cell>
          <table:covered-table-cell/>
        </table:table-row>
      </table:table>
      <text:p text:style-name="P22">H<text:span text:style-name="T70">onors &amp; </text:span><text:span text:style-name="T72">A</text:span><text:span text:style-name="T70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1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0-30T12:57:25.451564442</dc:date>
    <meta:editing-duration>PT4H27M48S</meta:editing-duration>
    <meta:editing-cycles>81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49" meta:word-count="385" meta:character-count="2767" meta:non-whitespace-character-count="2444"/>
  </office:meta>
</office:document-meta>
</file>